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426d6" officeooo:paragraph-rsid="002426d6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color="#c9211e" loext:opacity="100%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color="#000000" loext:opacity="100%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color="#000000" loext:opacity="100%" officeooo:rsid="002426d6" officeooo:paragraph-rsid="002426d6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officeooo:rsid="00214dbc" officeooo:paragraph-rsid="00214dbc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rsid="00214dbc" officeooo:paragraph-rsid="0022f3f2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rsid="00214dbc" officeooo:paragraph-rsid="002426d6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214dbc" officeooo:paragraph-rsid="002426d6"/>
    </style:style>
    <style:style style:name="P11" style:family="paragraph" style:parent-style-name="Text_20_body">
      <style:paragraph-properties fo:margin-top="0in" fo:margin-bottom="0in" style:contextual-spacing="false"/>
      <style:text-properties officeooo:rsid="0025b10e" officeooo:paragraph-rsid="0025b10e"/>
    </style:style>
    <style:style style:name="T1" style:family="text">
      <style:text-properties officeooo:rsid="001e22cd"/>
    </style:style>
    <style:style style:name="T2" style:family="text">
      <style:text-properties fo:color="#000000" loext:opacity="100%"/>
    </style:style>
    <style:style style:name="T3" style:family="text">
      <style:text-properties officeooo:rsid="00214dbc"/>
    </style:style>
    <style:style style:name="T4" style:family="text">
      <style:text-properties officeooo:rsid="0022f3f2"/>
    </style:style>
    <style:style style:name="T5" style:family="text">
      <style:text-properties officeooo:rsid="002426d6"/>
    </style:style>
    <style:style style:name="T6" style:family="text">
      <style:text-properties officeooo:rsid="0025b10e"/>
    </style:style>
    <style:style style:name="T7" style:family="text">
      <style:text-properties officeooo:rsid="00262287"/>
    </style:style>
    <style:style style:name="T8" style:family="text">
      <style:text-properties officeooo:rsid="0026e8f6"/>
    </style:style>
    <style:style style:name="T9" style:family="text">
      <style:text-properties officeooo:rsid="0027841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https://vue-3-media-app.vercel.app/</text:span></text:p>
      <text:p text:style-name="Text_20_body"><text:span text:style-name="Strong_20_Emphasis">Aplikacija treba imati:</text:span></text:p>
      <text:list text:style-name="L1">
        <text:list-item>
          <text:p text:style-name="P3">interpolation/one-way binding <text:span text:style-name="T1">+</text:span></text:p>
          <text:p text:style-name="P7">napravljeno – Da - /src/views/HomeView.vue – linija 54, 56..</text:p>
        </text:list-item>
        <text:list-item>
          <text:p text:style-name="P3">two-way binding <text:span text:style-name="T1">+</text:span></text:p>
          <text:p text:style-name="P7">napravljeno – Da - /src/views/SearchView – linije 4: - <text:span text:style-name="T7">vidljiv v-model, uzima input I automatski updata stranicu s filmovima</text:span></text:p>
        </text:list-item>
        <text:list-item>
          <text:p text:style-name="P3">methods <text:span text:style-name="T1">+</text:span></text:p>
          <text:p text:style-name="P7">napravljeno – Da - /src/views/HomeView.vue – linije 10, <text:span text:style-name="T8">30, 40</text:span></text:p>
        </text:list-item>
        <text:list-item>
          <text:p text:style-name="P3">computed properties <text:span text:style-name="T1">+</text:span></text:p>
          <text:p text:style-name="P7">napravljeno – Da - /src/components/MovieCard.vue – od linije 21 – mijenja boju ratinga filma prema ocjeni</text:p>
        </text:list-item>
        <text:list-item>
          <text:p text:style-name="P3">barem jedan scoped style <text:span text:style-name="T1">+</text:span></text:p>
          <text:p text:style-name="P8">napravljeno – Da - /src/views/HomeView.vue – <text:span text:style-name="T4">linija 97 </text:span></text:p>
          <text:p text:style-name="P9">/<text:span text:style-name="T4">src/components/MovieCard.vue – linija 41</text:span></text:p>
        </text:list-item>
        <text:list-item>
          <text:p text:style-name="P3">koristiti barem jedan lifecycle hook <text:span text:style-name="T1">+</text:span></text:p>
          <text:p text:style-name="P9">napravljeno – Da - /src/views/HomeView.vue – <text:span text:style-name="T5">linija 18</text:span></text:p>
          <text:p text:style-name="P9">napravljeno – Da - /src/views/<text:span text:style-name="T5">MovieDetails</text:span>.vue – <text:span text:style-name="T5">linija 37</text:span></text:p>
        </text:list-item>
        <text:list-item>
          <text:p text:style-name="P3">routing (više stranica) <text:span text:style-name="T1">+</text:span></text:p>
          <text:list>
            <text:list-item>
              <text:p text:style-name="P3">aplikacija mora biti <text:span text:style-name="Emphasis">bookmarkable</text:span>, tako da rade linkovi (ne samo na root, već i <text:span text:style-name="Source_20_Text">mojweb.com/stranica1</text:span>, <text:span text:style-name="Source_20_Text">moj-web.com/stranica2</text:span>) <text:span text:style-name="T1">+</text:span></text:p>
            </text:list-item>
          </text:list>
        </text:list-item>
      </text:list>
      <text:p text:style-name="P10">napravljeno – Da - /src/<text:span text:style-name="T5">router</text:span>/<text:span text:style-name="T5">index</text:span>.<text:span text:style-name="T5">js – linija 9 – </text:span><text:span text:style-name="T9">ima vise ruta definiranih</text:span></text:p>
      <text:list text:continue-numbering="true" text:style-name="L1">
        <text:list-item>
          <text:list>
            <text:list-item>
              <text:p text:style-name="P3">dinamičko usmjeravanje s 404 stranicom ("catch all") <text:span text:style-name="T1">+</text:span></text:p>
            </text:list-item>
          </text:list>
        </text:list-item>
      </text:list>
      <text:p text:style-name="P10">napravljeno – Da - /src/<text:span text:style-name="T5">router</text:span>/<text:span text:style-name="T5">index</text:span>.<text:span text:style-name="T5">js – linija 33</text:span></text:p>
      <text:list text:continue-numbering="true" text:style-name="L1">
        <text:list-item>
          <text:p text:style-name="P5">(barem) dvije komponente</text:p>
          <text:list>
            <text:list-item>
              <text:p text:style-name="P5">komponenta bez stanja, koristiti properties </text:p>
            </text:list-item>
          </text:list>
        </text:list-item>
      </text:list>
      <text:p text:style-name="P10">napravljeno – Da - /src/v<text:span text:style-name="T4">components/MovieCard.vue – </text:span><text:span text:style-name="T5">linija 16</text:span></text:p>
      <text:list text:continue-numbering="true" text:style-name="L1">
        <text:list-item>
          <text:list>
            <text:list-item>
              <text:p text:style-name="P5">komponenta sa stanjem </text:p>
            </text:list-item>
          </text:list>
        </text:list-item>
      </text:list>
      <text:p text:style-name="P10">napravljeno – Da - /src/views/HomeView.vue – <text:span text:style-name="T5">linija 8 koristi se ref, linija 22, 31 punimo, </text:span></text:p>
      <text:p text:style-name="P10">/src/views/<text:span text:style-name="T5">SearchView</text:span>.vue – <text:span text:style-name="T5">linija 23 I 37</text:span></text:p>
      <text:list text:continue-numbering="true" text:style-name="L1">
        <text:list-item>
          <text:p text:style-name="P4"><text:span text:style-name="T2">barem jedna komponenta mora emitirati barem jedan event</text:span> <text:span text:style-name="T1">+</text:span></text:p>
          <text:p text:style-name="P9">napravljeno – Da - /src/views/HomeView.vue – <text:span text:style-name="T5">linija 32</text:span></text:p>
        </text:list-item>
        <text:list-item>
          <text:p text:style-name="P5">store (Pinia) <text:span text:style-name="T1">+</text:span></text:p>
          <text:p text:style-name="P6">napravljeno – Da - /src/main.js – linija 10 dodajemo pinia-u za upravljanje stanjem</text:p>
          <text:p text:style-name="P6">/src/stores/tvShowsStore.js – linija 3 punimo preko api-a</text:p>
        </text:list-item>
        <text:list-item>
          <text:p text:style-name="P3">asinkroni dohvat podataka s backenda, možete: <text:span text:style-name="T1">+</text:span></text:p>
          <text:list>
            <text:list-item>
              <text:p text:style-name="P3">koristiti Firebase ili Back4App, Mocky, itd. </text:p>
            </text:list-item>
            <text:list-item>
              <text:p text:style-name="P3">vlastiti storage, ili </text:p>
            </text:list-item>
            <text:list-item>
              <text:p text:style-name="P3">možete mock napraviti, držati podatke u memoriji, ali mora biti asinkroni poziv/upis </text:p>
            </text:list-item>
            <text:list-item>
              <text:p text:style-name="P2">ostvariti asinkrono (lazy, po potrebi) učitavanje nekog dijela aplikacije (stranice ili komponente) </text:p>
            </text:list-item>
          </text:list>
        </text:list-item>
      </text:list>
      <text:p text:style-name="P1">napravljeno – Da - <text:span text:style-name="T2">/src/stores/tvShowsStore.js </text:span><text:span text:style-name="T3">– </text:span>linija 9</text:p>
      <text:p text:style-name="P10">/src/views/<text:span text:style-name="T5">SearchView</text:span>.vue – <text:span text:style-name="T5">linija 28</text:span></text:p>
      <text:p text:style-name="P10">/<text:span text:style-name="T6">src/App.vue – linija 25</text:span></text:p>
      <text:p text:style-name="P11"><text:soft-page-break/>u svima dohvacamo s api-a TMDB za filmove asinkron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9:39:18.799949092</meta:creation-date>
    <dc:date>2024-01-22T21:20:28.582406836</dc:date>
    <meta:editing-duration>P1DT6H39M16S</meta:editing-duration>
    <meta:editing-cycles>10</meta:editing-cycles>
    <meta:generator>LibreOffice/7.6.4.1$Linux_X86_64 LibreOffice_project/60$Build-1</meta:generator>
    <meta:document-statistic meta:table-count="0" meta:image-count="0" meta:object-count="0" meta:page-count="2" meta:paragraph-count="41" meta:word-count="287" meta:character-count="2144" meta:non-whitespace-character-count="1874"/>
  </office:meta>
</office:document-meta>
</file>